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RendererMaker.getConfigurator(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ndererMaker.needs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ndererMaker.getSupported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ndererMaker.makeRenderer(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